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draw:marker-start-width="0.359cm" draw:marker-end-width="0.359cm" draw:fill="solid" draw:fill-color="#ffffff" draw:textarea-horizontal-align="justify" draw:textarea-vertical-align="middle" draw:auto-grow-height="false" fo:min-height="6.913cm" fo:min-width="11.743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7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471cm" loext:decorative="false"/>
      <style:paragraph-properties style:writing-mode="lr-tb"/>
    </style:style>
    <style:style style:name="gr4" style:family="graphic" style:parent-style-name="Object_20_with_20_no_20_fill_20_and_20_no_20_line" style:list-style-name="L1">
      <style:graphic-properties draw:stroke="none" svg:stroke-color="#000000" draw:fill="none" draw:fill-color="#ffffff" draw:textarea-horizontal-align="left" draw:auto-grow-height="true" draw:auto-grow-width="false" fo:min-height="1.337cm" loext:decorative="false"/>
      <style:paragraph-properties style:writing-mode="lr-tb"/>
    </style:style>
    <style:style style:name="gr5" style:family="graphic" style:parent-style-name="Object_20_with_20_no_20_fill_20_and_20_no_20_line" style:list-style-name="L1">
      <style:graphic-properties draw:stroke="none" svg:stroke-color="#000000" draw:fill="none" draw:fill-color="#ffffff" draw:textarea-horizontal-align="left" draw:auto-grow-height="true" draw:auto-grow-width="false" fo:min-height="1.337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Verdana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text-underline-style="none"/>
    </style:style>
    <style:style style:name="T1" style:family="text">
      <style:text-properties style:font-name="Verdana"/>
    </style:style>
    <style:style style:name="T2" style:family="text">
      <style:text-properties style:font-name="Verdana" style:text-underline-style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017cm" svg:height="7.937cm" svg:x="2.27cm" svg:y="2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10.477cm" svg:height="1.021cm" svg:x="3.54cm" svg:y="2.836cm">
          <draw:text-box>
            <text:p text:style-name="P2"><text:span text:style-name="T1">Power Consumption </text:span><text:span text:style-name="T2">Meter</text:span></text:p>
          </draw:text-box>
        </draw:frame>
        <draw:frame draw:style-name="gr3" draw:text-style-name="P5" draw:layer="layout" svg:width="8.89cm" svg:height="3.721cm" svg:x="3.54cm" svg:y="6.169cm">
          <draw:text-box>
            <text:p><text:span text:style-name="T3">Notes:</text:span><text:span text:style-name="T4"><text:line-break/></text:span><text:span text:style-name="T3">- </text:span><text:span text:style-name="T5">Measure</text:span><text:span text:style-name="T3"> only one device at a time.</text:span></text:p>
            <text:p><text:span text:style-name="T3">- Front side: device under test.</text:span></text:p>
            <text:p text:style-name="P4"><text:span text:style-name="T3">- Rear side: device under test power source.</text:span></text:p>
            <text:p><text:span text:style-name="T3">- Internal connections:</text:span></text:p>
            <text:p><text:span text:style-name="T3"><text:s text:c="6"/>- USB-A: <text:s text:c="21"/>power+data</text:span></text:p>
            <text:p><text:span text:style-name="T3"><text:s text:c="6"/>- USB-B mini/micro: <text:s text:c="4"/>power-only</text:span></text:p>
            <text:p text:style-name="P4"><text:span text:style-name="T3"><text:s text:c="6"/>- DC-Jacks: <text:s text:c="17"/>power-only</text:span></text:p>
            <text:p text:style-name="P4"><text:span text:style-name="T4"/></text:p>
          </draw:text-box>
        </draw:frame>
        <draw:frame draw:style-name="gr4" draw:text-style-name="P7" draw:layer="layout" svg:width="4.445cm" svg:height="1.587cm" svg:x="3.54cm" svg:y="4.175cm">
          <draw:text-box>
            <text:p text:style-name="P6"><text:span text:style-name="T6">Power Input</text:span></text:p>
            <text:p text:style-name="P6"><text:span text:style-name="T6">- DC-Jack: 7-12V </text:span><text:span text:style-name="T6"><text:line-break/></text:span><text:span text:style-name="T6">- </text:span><text:span text:style-name="T7">Batteries: 2x18650</text:span></text:p>
          </draw:text-box>
        </draw:frame>
        <draw:frame draw:style-name="gr5" draw:text-style-name="P7" draw:layer="layout" svg:width="6.032cm" svg:height="1.587cm" svg:x="8.303cm" svg:y="4.175cm">
          <draw:text-box>
            <text:p text:style-name="P6"><text:span text:style-name="T6">Measurements:</text:span></text:p>
            <text:p text:style-name="P6"><text:span text:style-name="T6">- Voltage: 0-26V @3.2A (max)</text:span></text:p>
            <text:p text:style-name="P6"><text:span text:style-name="T6">- Accuracy: ~1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3:16:49.407279600</meta:creation-date>
    <meta:generator>LibreOffice/25.2.7.2$Windows_X86_64 LibreOffice_project/5cbfd1ab6520636bb5f7b99185aa69bd7456825d</meta:generator>
    <dc:date>2025-12-26T23:21:52.586612300</dc:date>
    <meta:editing-duration>PT11M21S</meta:editing-duration>
    <meta:editing-cycles>7</meta:editing-cycles>
    <meta:document-statistic meta:object-count="5"/>
  </office:meta>
</office:document-meta>
</file>